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3da8" officeooo:paragraph-rsid="00163da8"/>
    </style:style>
    <style:style style:name="P2" style:family="paragraph" style:parent-style-name="Standard">
      <style:text-properties officeooo:rsid="0017fdd8" officeooo:paragraph-rsid="0017fdd8"/>
    </style:style>
    <style:style style:name="P3" style:family="paragraph" style:parent-style-name="Standard">
      <style:text-properties officeooo:rsid="0019f31a" officeooo:paragraph-rsid="0019f31a"/>
    </style:style>
    <style:style style:name="P4" style:family="paragraph" style:parent-style-name="Standard">
      <style:paragraph-properties fo:break-before="page"/>
      <style:text-properties officeooo:rsid="0019f31a" officeooo:paragraph-rsid="0019f31a"/>
    </style:style>
    <style:style style:name="P5" style:family="paragraph" style:parent-style-name="Standard">
      <style:text-properties officeooo:rsid="001a0997" officeooo:paragraph-rsid="001a0997"/>
    </style:style>
    <style:style style:name="P6" style:family="paragraph" style:parent-style-name="Standard">
      <style:paragraph-properties fo:break-before="page"/>
      <style:text-properties officeooo:rsid="0019f31a" officeooo:paragraph-rsid="0019f31a"/>
    </style:style>
    <style:style style:name="P7" style:family="paragraph" style:parent-style-name="Header">
      <style:text-properties officeooo:rsid="001a0997" officeooo:paragraph-rsid="001a0997"/>
    </style:style>
    <style:style style:name="P8" style:family="paragraph" style:parent-style-name="Footer">
      <style:paragraph-properties fo:text-align="end"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blem 1: FlightGear is a flight simulator that is in the repository. I have always liked flight simulators, but since I have been working at GE, I have a new found appreciation of them. The program has many built in waypoints, airports, and airplanes.</text:p>
      <text:p text:style-name="P4">Command:</text:p>
      <text:p text:style-name="P1">alex@Alexs-Bamf-Dualboot ~ $ cat /proc/cpuinfo</text:p>
      <text:p text:style-name="P1"/>
      <text:p text:style-name="P3">Output:</text:p>
      <text:p text:style-name="P1">processor<text:tab/>: 0</text:p>
      <text:p text:style-name="P1">vendor_id<text:tab/>: GenuineIntel</text:p>
      <text:p text:style-name="P1">cpu family<text:tab/>: 6</text:p>
      <text:p text:style-name="P1">model<text:tab/><text:tab/>: 58</text:p>
      <text:p text:style-name="P1">model name<text:tab/>: Intel(R) Core(TM) i7-3537U CPU @ 2.00GHz</text:p>
      <text:p text:style-name="P1">stepping<text:tab/>: 9</text:p>
      <text:p text:style-name="P1">microcode<text:tab/>: 0x17</text:p>
      <text:p text:style-name="P1">cpu MHz<text:tab/><text:tab/>: 775.000</text:p>
      <text:p text:style-name="P1">cache size<text:tab/>: 4096 KB</text:p>
      <text:p text:style-name="P1">physical id<text:tab/>: 0</text:p>
      <text:p text:style-name="P1">siblings<text:tab/>: 4</text:p>
      <text:p text:style-name="P1">core id<text:tab/><text:tab/>: 0</text:p>
      <text:p text:style-name="P1">cpu cores<text:tab/>: 2</text:p>
      <text:p text:style-name="P1">apicid<text:tab/><text:tab/>: 0</text:p>
      <text:p text:style-name="P1">initial apicid<text:tab/>: 0</text:p>
      <text:p text:style-name="P1">fpu<text:tab/><text:tab/>: yes</text:p>
      <text:p text:style-name="P1">fpu_exception<text:tab/>: yes</text:p>
      <text:p text:style-name="P1">cpuid level<text:tab/>: 13</text:p>
      <text:p text:style-name="P1">wp<text:tab/><text:tab/>: yes</text:p>
      <text:p text:style-name="P1">flags<text:tab/><text:tab/>: fpu vme de pse tsc msr pae mce cx8 apic sep mtrr pge mca cmov pat pse36 clflush dts acpi mmx fxsr sse sse2 ss ht tm pbe syscall nx rdtscp lm constant_tsc arch_perfmon pebs bts rep_good nopl xtopology nonstop_tsc aperfmperf eagerfpu pni pclmulqdq dtes64 monitor ds_cpl vmx est tm2 ssse3 cx16 xtpr pdcm pcid sse4_1 sse4_2 x2apic popcnt tsc_deadline_timer aes xsave avx f16c rdrand lahf_lm ida arat epb xsaveopt pln pts dtherm tpr_shadow vnmi flexpriority ept vpid fsgsbase smep erms</text:p>
      <text:p text:style-name="P1">bogomips<text:tab/>: 4988.63</text:p>
      <text:p text:style-name="P1">clflush size<text:tab/>: 64</text:p>
      <text:p text:style-name="P1">cache_alignment<text:tab/>: 64</text:p>
      <text:p text:style-name="P1">address sizes<text:tab/>: 36 bits physical, 48 bits virtual</text:p>
      <text:p text:style-name="P1">power management:</text:p>
      <text:p text:style-name="P1"/>
      <text:p text:style-name="P1">processor<text:tab/>: 1</text:p>
      <text:p text:style-name="P1">vendor_id<text:tab/>: GenuineIntel</text:p>
      <text:p text:style-name="P1">cpu family<text:tab/>: 6</text:p>
      <text:p text:style-name="P1">model<text:tab/><text:tab/>: 58</text:p>
      <text:p text:style-name="P1">model name<text:tab/>: Intel(R) Core(TM) i7-3537U CPU @ 2.00GHz</text:p>
      <text:p text:style-name="P1">stepping<text:tab/>: 9</text:p>
      <text:p text:style-name="P1">microcode<text:tab/>: 0x17</text:p>
      <text:p text:style-name="P1">cpu MHz<text:tab/><text:tab/>: 775.000</text:p>
      <text:p text:style-name="P1">cache size<text:tab/>: 4096 KB</text:p>
      <text:p text:style-name="P1">physical id<text:tab/>: 0</text:p>
      <text:p text:style-name="P1"><text:soft-page-break/>siblings<text:tab/>: 4</text:p>
      <text:p text:style-name="P1">core id<text:tab/><text:tab/>: 0</text:p>
      <text:p text:style-name="P1">cpu cores<text:tab/>: 2</text:p>
      <text:p text:style-name="P1">apicid<text:tab/><text:tab/>: 1</text:p>
      <text:p text:style-name="P1">initial apicid<text:tab/>: 1</text:p>
      <text:p text:style-name="P1">fpu<text:tab/><text:tab/>: yes</text:p>
      <text:p text:style-name="P1">fpu_exception<text:tab/>: yes</text:p>
      <text:p text:style-name="P1">cpuid level<text:tab/>: 13</text:p>
      <text:p text:style-name="P1">wp<text:tab/><text:tab/>: yes</text:p>
      <text:p text:style-name="P1">flags<text:tab/><text:tab/>: fpu vme de pse tsc msr pae mce cx8 apic sep mtrr pge mca cmov pat pse36 clflush dts acpi mmx fxsr sse sse2 ss ht tm pbe syscall nx rdtscp lm constant_tsc arch_perfmon pebs bts rep_good nopl xtopology nonstop_tsc aperfmperf eagerfpu pni pclmulqdq dtes64 monitor ds_cpl vmx est tm2 ssse3 cx16 xtpr pdcm pcid sse4_1 sse4_2 x2apic popcnt tsc_deadline_timer aes xsave avx f16c rdrand lahf_lm ida arat epb xsaveopt pln pts dtherm tpr_shadow vnmi flexpriority ept vpid fsgsbase smep erms</text:p>
      <text:p text:style-name="P1">bogomips<text:tab/>: 4988.63</text:p>
      <text:p text:style-name="P1">clflush size<text:tab/>: 64</text:p>
      <text:p text:style-name="P1">cache_alignment<text:tab/>: 64</text:p>
      <text:p text:style-name="P1">address sizes<text:tab/>: 36 bits physical, 48 bits virtual</text:p>
      <text:p text:style-name="P1">power management:</text:p>
      <text:p text:style-name="P1"/>
      <text:p text:style-name="P1">processor<text:tab/>: 2</text:p>
      <text:p text:style-name="P1">vendor_id<text:tab/>: GenuineIntel</text:p>
      <text:p text:style-name="P1">cpu family<text:tab/>: 6</text:p>
      <text:p text:style-name="P1">model<text:tab/><text:tab/>: 58</text:p>
      <text:p text:style-name="P1">model name<text:tab/>: Intel(R) Core(TM) i7-3537U CPU @ 2.00GHz</text:p>
      <text:p text:style-name="P1">stepping<text:tab/>: 9</text:p>
      <text:p text:style-name="P1">microcode<text:tab/>: 0x17</text:p>
      <text:p text:style-name="P1">cpu MHz<text:tab/><text:tab/>: 775.000</text:p>
      <text:p text:style-name="P1">cache size<text:tab/>: 4096 KB</text:p>
      <text:p text:style-name="P1">physical id<text:tab/>: 0</text:p>
      <text:p text:style-name="P1">siblings<text:tab/>: 4</text:p>
      <text:p text:style-name="P1">core id<text:tab/><text:tab/>: 1</text:p>
      <text:p text:style-name="P1">cpu cores<text:tab/>: 2</text:p>
      <text:p text:style-name="P1">apicid<text:tab/><text:tab/>: 2</text:p>
      <text:p text:style-name="P1">initial apicid<text:tab/>: 2</text:p>
      <text:p text:style-name="P1">fpu<text:tab/><text:tab/>: yes</text:p>
      <text:p text:style-name="P1">fpu_exception<text:tab/>: yes</text:p>
      <text:p text:style-name="P1">cpuid level<text:tab/>: 13</text:p>
      <text:p text:style-name="P1">wp<text:tab/><text:tab/>: yes</text:p>
      <text:p text:style-name="P1">flags<text:tab/><text:tab/>: fpu vme de pse tsc msr pae mce cx8 apic sep mtrr pge mca cmov pat pse36 clflush dts acpi mmx fxsr sse sse2 ss ht tm pbe syscall nx rdtscp lm constant_tsc arch_perfmon pebs bts rep_good nopl xtopology nonstop_tsc aperfmperf eagerfpu pni pclmulqdq dtes64 monitor ds_cpl vmx est tm2 ssse3 cx16 xtpr pdcm pcid sse4_1 sse4_2 x2apic popcnt tsc_deadline_timer aes xsave avx f16c rdrand lahf_lm ida arat epb xsaveopt pln pts dtherm tpr_shadow vnmi flexpriority ept vpid fsgsbase smep <text:soft-page-break/>erms</text:p>
      <text:p text:style-name="P1">bogomips<text:tab/>: 4988.63</text:p>
      <text:p text:style-name="P1">clflush size<text:tab/>: 64</text:p>
      <text:p text:style-name="P1">cache_alignment<text:tab/>: 64</text:p>
      <text:p text:style-name="P1">address sizes<text:tab/>: 36 bits physical, 48 bits virtual</text:p>
      <text:p text:style-name="P1">power management:</text:p>
      <text:p text:style-name="P1"/>
      <text:p text:style-name="P1">processor<text:tab/>: 3</text:p>
      <text:p text:style-name="P1">vendor_id<text:tab/>: GenuineIntel</text:p>
      <text:p text:style-name="P1">cpu family<text:tab/>: 6</text:p>
      <text:p text:style-name="P1">model<text:tab/><text:tab/>: 58</text:p>
      <text:p text:style-name="P1">model name<text:tab/>: Intel(R) Core(TM) i7-3537U CPU @ 2.00GHz</text:p>
      <text:p text:style-name="P1">stepping<text:tab/>: 9</text:p>
      <text:p text:style-name="P1">microcode<text:tab/>: 0x17</text:p>
      <text:p text:style-name="P1">cpu MHz<text:tab/><text:tab/>: 1700.000</text:p>
      <text:p text:style-name="P1">cache size<text:tab/>: 4096 KB</text:p>
      <text:p text:style-name="P1">physical id<text:tab/>: 0</text:p>
      <text:p text:style-name="P1">siblings<text:tab/>: 4</text:p>
      <text:p text:style-name="P1">core id<text:tab/><text:tab/>: 1</text:p>
      <text:p text:style-name="P1">cpu cores<text:tab/>: 2</text:p>
      <text:p text:style-name="P1">apicid<text:tab/><text:tab/>: 3</text:p>
      <text:p text:style-name="P1">initial apicid<text:tab/>: 3</text:p>
      <text:p text:style-name="P1">fpu<text:tab/><text:tab/>: yes</text:p>
      <text:p text:style-name="P1">fpu_exception<text:tab/>: yes</text:p>
      <text:p text:style-name="P1">cpuid level<text:tab/>: 13</text:p>
      <text:p text:style-name="P1">wp<text:tab/><text:tab/>: yes</text:p>
      <text:p text:style-name="P1">flags<text:tab/><text:tab/>: fpu vme de pse tsc msr pae mce cx8 apic sep mtrr pge mca cmov pat pse36 clflush dts acpi mmx fxsr sse sse2 ss ht tm pbe syscall nx rdtscp lm constant_tsc arch_perfmon pebs bts rep_good nopl xtopology nonstop_tsc aperfmperf eagerfpu pni pclmulqdq dtes64 monitor ds_cpl vmx est tm2 ssse3 cx16 xtpr pdcm pcid sse4_1 sse4_2 x2apic popcnt tsc_deadline_timer aes xsave avx f16c rdrand lahf_lm ida arat epb xsaveopt pln pts dtherm tpr_shadow vnmi flexpriority ept vpid fsgsbase smep erms</text:p>
      <text:p text:style-name="P1">bogomips<text:tab/>: 4988.63</text:p>
      <text:p text:style-name="P1">clflush size<text:tab/>: 64</text:p>
      <text:p text:style-name="P1">cache_alignment<text:tab/>: 64</text:p>
      <text:p text:style-name="P1">address sizes<text:tab/>: 36 bits physical, 48 bits virtual</text:p>
      <text:p text:style-name="P1">power management:</text:p>
      <text:p text:style-name="P1"/>
      <text:p text:style-name="P1"/>
      <text:p text:style-name="P4">Command:</text:p>
      <text:p text:style-name="P1">alex@Alexs-Bamf-Dualboot ~ $ lscpu </text:p>
      <text:p text:style-name="P1"/>
      <text:p text:style-name="P3">Output:</text:p>
      <text:p text:style-name="P1">Architecture: <text:s text:c="9"/>x86_64 </text:p>
      <text:p text:style-name="P1">CPU op-mode(s): <text:s text:c="7"/>32-bit, 64-bit </text:p>
      <text:p text:style-name="P1">Byte Order: <text:s text:c="11"/>Little Endian </text:p>
      <text:p text:style-name="P1">CPU(s): <text:s text:c="15"/>4 </text:p>
      <text:p text:style-name="P1">On-line CPU(s) list: <text:s text:c="2"/>0-3 </text:p>
      <text:p text:style-name="P1">Thread(s) per core: <text:s text:c="3"/>2 </text:p>
      <text:p text:style-name="P1">Core(s) per socket: <text:s text:c="3"/>2 </text:p>
      <text:p text:style-name="P1">Socket(s): <text:s text:c="12"/>1 </text:p>
      <text:p text:style-name="P1">NUMA node(s): <text:s text:c="9"/>1 </text:p>
      <text:p text:style-name="P1">Vendor ID: <text:s text:c="12"/>GenuineIntel </text:p>
      <text:p text:style-name="P1">CPU family: <text:s text:c="11"/>6 </text:p>
      <text:p text:style-name="P1">Model: <text:s text:c="16"/>58 </text:p>
      <text:p text:style-name="P1">Stepping: <text:s text:c="13"/>9 </text:p>
      <text:p text:style-name="P1">CPU MHz: <text:s text:c="14"/>2000.000 </text:p>
      <text:p text:style-name="P1">BogoMIPS: <text:s text:c="13"/>4988.63 </text:p>
      <text:p text:style-name="P1">Virtualization: <text:s text:c="7"/>VT-x </text:p>
      <text:p text:style-name="P1">L1d cache: <text:s text:c="12"/>32K </text:p>
      <text:p text:style-name="P1">L1i cache: <text:s text:c="12"/>32K </text:p>
      <text:p text:style-name="P1">L2 cache: <text:s text:c="13"/>256K </text:p>
      <text:p text:style-name="P1">L3 cache: <text:s text:c="13"/>4096K </text:p>
      <text:p text:style-name="P1">NUMA node0 CPU(s): <text:s text:c="4"/>0-3 <text:line-break/></text:p>
      <text:p text:style-name="P4">Command:</text:p>
      <text:p text:style-name="P2">alex@Alexs-Bamf-Dualboot ~ $ top </text:p>
      <text:p text:style-name="P2"/>
      <text:p text:style-name="P3">Output:</text:p>
      <text:p text:style-name="P2">top - 20:57:56 up 1 day, 22:22, <text:s/>2 users, <text:s/>load average: 0.46, 0.32, 0.37 </text:p>
      <text:p text:style-name="P2">Tasks: 190 total, <text:s text:c="2"/>1 running, 189 sleeping, <text:s text:c="2"/>0 stopped, <text:s text:c="2"/>0 zombie </text:p>
      <text:p text:style-name="P2">%Cpu(s): <text:s/>3.4 us, <text:s/>1.8 sy, <text:s/>0.0 ni, 94.6 id, <text:s/>0.2 wa, <text:s/>0.0 hi, <text:s/>0.0 si, <text:s/>0.0 st </text:p>
      <text:p text:style-name="P2">KiB Mem: <text:s text:c="2"/>8049172 total, <text:s/>4002072 used, <text:s/>4047100 free, <text:s text:c="2"/>110920 buffers </text:p>
      <text:p text:style-name="P2">KiB Swap: <text:s/>8259580 total, <text:s text:c="7"/>0 used, <text:s/>8259580 free. <text:s/>2449104 cached Mem </text:p>
      <text:p text:style-name="P2"/>
      <text:p text:style-name="P2"><text:s text:c="2"/>PID USER <text:s text:c="5"/>PR <text:s/>NI <text:s text:c="3"/>VIRT <text:s text:c="3"/>RES <text:s text:c="3"/>SHR S <text:s/>%CPU %MEM <text:s text:c="4"/>TIME+ COMMAND <text:s text:c="4"/></text:p>
      <text:p text:style-name="P2"><text:s/>3032 alex <text:s text:c="5"/>20 <text:s text:c="2"/>0 1213816 334980 <text:s/>49008 S <text:s/>11.9 <text:s/>4.2 <text:s text:c="2"/>4:16.26 firefox <text:s text:c="4"/></text:p>
      <text:p text:style-name="P2"><text:s/>1530 root <text:s text:c="5"/>20 <text:s text:c="2"/>0 <text:s/>518452 113748 <text:s/>95792 S <text:s text:c="2"/>2.7 <text:s/>1.4 <text:s text:c="2"/>1:15.02 Xorg <text:s text:c="7"/></text:p>
      <text:p text:style-name="P2">14933 alex <text:s text:c="5"/>20 <text:s text:c="2"/>0 <text:s/>610420 <text:s/>21976 <text:s/>13000 S <text:s text:c="2"/>2.7 <text:s/>0.3 <text:s text:c="2"/>0:02.52 gnome-term+ </text:p>
      <text:p text:style-name="P2"><text:s/>2191 alex <text:s text:c="5"/>20 <text:s text:c="2"/>0 1819100 123108 <text:s/>33772 S <text:s text:c="2"/>1.0 <text:s/>1.5 <text:s text:c="2"/>1:32.24 cinnamon <text:s text:c="3"/></text:p>
      <text:p text:style-name="P2">13664 alex <text:s text:c="5"/>20 <text:s text:c="2"/>0 4633364 484152 <text:s/>52772 S <text:s text:c="2"/>0.7 <text:s/>6.0 <text:s text:c="2"/>0:57.09 java <text:s text:c="7"/></text:p>
      <text:p text:style-name="P2">15200 alex <text:s text:c="5"/>20 <text:s text:c="2"/>0 <text:s text:c="2"/>24952 <text:s text:c="2"/>1688 <text:s text:c="2"/>1172 R <text:s text:c="2"/>0.7 <text:s/>0.0 <text:s text:c="2"/>0:00.04 top <text:s text:c="8"/></text:p>
      <text:p text:style-name="P2"><text:s text:c="2"/>570 root <text:s text:c="5"/>20 <text:s text:c="2"/>0 <text:s text:c="6"/>0 <text:s text:c="5"/>0 <text:s text:c="5"/>0 S <text:s text:c="2"/>0.3 <text:s/>0.0 <text:s text:c="2"/>0:05.95 rts5139-po+ </text:p>
      <text:p text:style-name="P2"><text:s text:c="2"/>827 root <text:s text:c="5"/>20 <text:s text:c="2"/>0 <text:s/>352560 <text:s text:c="2"/>9216 <text:s text:c="2"/>5456 S <text:s text:c="2"/>0.3 <text:s/>0.1 <text:s text:c="2"/>0:01.15 NetworkMan+ </text:p>
      <text:p text:style-name="P2">14167 root <text:s text:c="5"/>20 <text:s text:c="2"/>0 <text:s text:c="6"/>0 <text:s text:c="5"/>0 <text:s text:c="5"/>0 S <text:s text:c="2"/>0.3 <text:s/>0.0 <text:s text:c="2"/>0:00.41 kworker/u1+ </text:p>
      <text:p text:style-name="P2"><text:s text:c="4"/>1 root <text:s text:c="5"/>20 <text:s text:c="2"/>0 <text:s text:c="2"/>37484 <text:s text:c="2"/>6800 <text:s text:c="2"/>1528 S <text:s text:c="2"/>0.0 <text:s/>0.1 <text:s text:c="2"/>0:01.78 init <text:s text:c="7"/></text:p>
      <text:p text:style-name="P2"><text:s text:c="4"/>2 root <text:s text:c="5"/>20 <text:s text:c="2"/>0 <text:s text:c="6"/>0 <text:s text:c="5"/>0 <text:s text:c="5"/>0 S <text:s text:c="2"/>0.0 <text:s/>0.0 <text:s text:c="2"/>0:00.00 kthreadd <text:s text:c="3"/></text:p>
      <text:p text:style-name="P2"><text:s text:c="4"/>3 root <text:s text:c="5"/>20 <text:s text:c="2"/>0 <text:s text:c="6"/>0 <text:s text:c="5"/>0 <text:s text:c="5"/>0 S <text:s text:c="2"/>0.0 <text:s/>0.0 <text:s text:c="2"/>0:00.02 ksoftirqd/0 </text:p>
      <text:p text:style-name="P2"><text:s text:c="4"/>5 root <text:s text:c="6"/>0 -20 <text:s text:c="6"/>0 <text:s text:c="5"/>0 <text:s text:c="5"/>0 S <text:s text:c="2"/>0.0 <text:s/>0.0 <text:s text:c="2"/>0:00.00 kworker/0:+ </text:p>
      <text:p text:style-name="P2"><text:s text:c="4"/>7 root <text:s text:c="5"/>20 <text:s text:c="2"/>0 <text:s text:c="6"/>0 <text:s text:c="5"/>0 <text:s text:c="5"/>0 S <text:s text:c="2"/>0.0 <text:s/>0.0 <text:s text:c="2"/>0:02.05 rcu_sched <text:s text:c="2"/></text:p>
      <text:p text:style-name="P2"><text:s text:c="4"/>8 root <text:s text:c="5"/>20 <text:s text:c="2"/>0 <text:s text:c="6"/>0 <text:s text:c="5"/>0 <text:s text:c="5"/>0 S <text:s text:c="2"/>0.0 <text:s/>0.0 <text:s text:c="2"/>0:01.27 rcuos/0 <text:s text:c="4"/></text:p>
      <text:p text:style-name="P2"><text:s text:c="4"/>9 root <text:s text:c="5"/>20 <text:s text:c="2"/>0 <text:s text:c="6"/>0 <text:s text:c="5"/>0 <text:s text:c="5"/>0 S <text:s text:c="2"/>0.0 <text:s/>0.0 <text:s text:c="2"/>0:00.73 rcuos/1 <text:s text:c="4"/></text:p>
      <text:p text:style-name="P2"><text:s text:c="3"/>10 root <text:s text:c="5"/>20 <text:s text:c="2"/>0 <text:s text:c="6"/>0 <text:s text:c="5"/>0 <text:s text:c="5"/>0 S <text:s text:c="2"/>0.0 <text:s/>0.0 <text:s text:c="2"/>0:01.14 rcuos/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0997" officeooo:paragraph-rsid="001a0997"/>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Alex Van Dyke<text:tab/>ME 701<text:tab/>HW 1</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Dyke</meta:initial-creator>
    <meta:creation-date>2014-08-27T20:53:39.833911084</meta:creation-date>
    <dc:date>2014-09-02T23:26:25.517252382</dc:date>
    <dc:creator>Alex Dyke</dc:creator>
    <meta:editing-duration>PT1M55S</meta:editing-duration>
    <meta:editing-cycles>4</meta:editing-cycles>
    <meta:generator>LibreOffice/4.2.6.3$Linux_X86_64 LibreOffice_project/420m0$Build-3</meta:generator>
    <meta:document-statistic meta:table-count="0" meta:image-count="0" meta:object-count="0" meta:page-count="6" meta:paragraph-count="156" meta:word-count="1116" meta:character-count="6550" meta:non-whitespace-character-count="4789"/>
  </office:meta>
</office:document-meta>
</file>